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051cm"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3.589cm" svg:x="2.016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659cm" svg:y1="1.254cm" svg:x2="3.667cm" svg:y2="4.683cm">
          <text:p/>
        </draw:line>
        <draw:frame draw:style-name="gr3" draw:text-style-name="P3" draw:layer="layout" svg:width="2.335cm" svg:height="0.607cm" svg:x="2.475cm" svg:y="1.328cm">
          <draw:text-box>
            <text:p text:style-name="P1"><text:span text:style-name="T1">cur_pix[63:0]</text:span></text:p>
          </draw:text-box>
        </draw:frame>
        <draw:frame draw:style-name="gr3" draw:text-style-name="P3" draw:layer="layout" svg:width="2.352cm" svg:height="0.607cm" svg:x="16.367cm" svg:y="1.4cm">
          <draw:text-box>
            <text:p text:style-name="P1"><text:span text:style-name="T1">org_pix[55:8]</text:span></text:p>
          </draw:text-box>
        </draw:frame>
        <draw:custom-shape draw:style-name="gr4" draw:text-style-name="P4" draw:layer="layout" svg:width="2.54cm" svg:height="0.508cm" svg:x="2.397cm" svg:y="4.675cm">
          <text:p text:style-name="P1"><text:span text:style-name="T2">cur_upper_pix[63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508cm" svg:x="2.397cm" svg:y="5.691cm">
          <text:p text:style-name="P1"><text:span text:style-name="T2">cur_middle_pix[63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508cm" svg:x="2.397cm" svg:y="6.707cm">
          <text:p text:style-name="P1"><text:span text:style-name="T2">cur_lower_pix[63:0]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667cm" svg:y1="5.183cm" svg:x2="3.667cm" svg:y2="5.691cm">
          <text:p/>
        </draw:line>
        <draw:line draw:style-name="gr2" draw:text-style-name="P1" draw:layer="layout" svg:x1="3.667cm" svg:y1="6.199cm" svg:x2="3.667cm" svg:y2="6.707cm">
          <text:p/>
        </draw:line>
        <draw:custom-shape draw:style-name="gr5" draw:text-style-name="P1" draw:layer="layout" svg:width="11.684cm" svg:height="6.096cm" svg:x="6.461cm" svg:y="3.79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937cm" svg:y1="4.929cm" svg:x2="6.842cm" svg:y2="4.937cm">
          <text:p/>
        </draw:line>
        <draw:line draw:style-name="gr2" draw:text-style-name="P1" draw:layer="layout" svg:x1="4.937cm" svg:y1="5.945cm" svg:x2="6.842cm" svg:y2="5.953cm">
          <text:p/>
        </draw:line>
        <draw:line draw:style-name="gr2" draw:text-style-name="P1" draw:layer="layout" svg:x1="4.937cm" svg:y1="6.961cm" svg:x2="6.842cm" svg:y2="6.969cm">
          <text:p/>
        </draw:line>
        <draw:frame draw:style-name="gr3" draw:text-style-name="P5" draw:layer="layout" svg:width="3.055cm" svg:height="0.725cm" svg:x="6.581cm" svg:y="3.159cm">
          <draw:text-box>
            <text:p><text:span text:style-name="T3">compute_sad</text:span></text:p>
          </draw:text-box>
        </draw:frame>
        <draw:line draw:style-name="gr2" draw:text-style-name="P1" draw:layer="layout" svg:x1="7.223cm" svg:y1="9.763cm" svg:x2="7.223cm" svg:y2="10.336cm">
          <text:p/>
        </draw:line>
        <draw:line draw:style-name="gr2" draw:text-style-name="P1" draw:layer="layout" svg:x1="9.763cm" svg:y1="9.828cm" svg:x2="9.763cm" svg:y2="10.336cm">
          <text:p/>
        </draw:line>
        <draw:line draw:style-name="gr2" draw:text-style-name="P1" draw:layer="layout" svg:x1="12.303cm" svg:y1="9.828cm" svg:x2="12.303cm" svg:y2="10.336cm">
          <text:p/>
        </draw:line>
        <draw:line draw:style-name="gr2" draw:text-style-name="P1" draw:layer="layout" svg:x1="17.383cm" svg:y1="9.828cm" svg:x2="17.383cm" svg:y2="10.336cm">
          <text:p/>
        </draw:line>
        <draw:line draw:style-name="gr2" draw:text-style-name="P1" draw:layer="layout" svg:x1="14.843cm" svg:y1="9.828cm" svg:x2="14.843cm" svg:y2="10.336cm">
          <text:p/>
        </draw:line>
        <draw:custom-shape draw:style-name="gr4" draw:text-style-name="P4" xml:id="id1" draw:id="id1" draw:layer="layout" svg:width="1.778cm" svg:height="0.508cm" svg:x="6.334cm" svg:y="11.225cm">
          <text:p text:style-name="P1"><text:span text:style-name="T2">sad_UH[69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8.849cm" svg:y="11.226cm">
          <text:p text:style-name="P1"><text:span text:style-name="T2">sad_UQ[69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11.448cm" svg:y="11.225cm">
          <text:p text:style-name="P1"><text:span text:style-name="T2">sad_M[69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13.948cm" svg:y="11.225cm">
          <text:p text:style-name="P1"><text:span text:style-name="T2">sad_LQ[69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16.448cm" svg:y="11.225cm">
          <text:p text:style-name="P1"><text:span text:style-name="T2">sad_LH[69:0]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223cm" svg:y1="11.733cm" svg:x2="6.969cm" svg:y2="10.59cm" draw:start-shape="id1" draw:start-glue-point="2" draw:end-shape="id2" draw:end-glue-point="6" svg:d="m7223 11733v501h-1390v-1644h1136" svg:viewBox="0 0 1391 1645">
          <text:p/>
        </draw:connector>
        <draw:custom-shape draw:style-name="gr6" draw:text-style-name="P6" xml:id="id2" draw:id="id2" draw:layer="layout" svg:width="0.508cm" svg:height="0.508cm" svg:x="6.969cm" svg:y="10.336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9.509cm" svg:y="10.336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2.049cm" svg:y="10.336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4.589cm" svg:y="10.336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7.129cm" svg:y="10.336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225cm" svg:y1="10.827cm" svg:x2="7.225cm" svg:y2="11.208cm">
          <text:p/>
        </draw:line>
        <draw:line draw:style-name="gr2" draw:text-style-name="P1" draw:layer="layout" svg:x1="9.765cm" svg:y1="10.827cm" svg:x2="9.765cm" svg:y2="11.208cm">
          <text:p/>
        </draw:line>
        <draw:line draw:style-name="gr2" draw:text-style-name="P1" draw:layer="layout" svg:x1="12.305cm" svg:y1="10.827cm" svg:x2="12.305cm" svg:y2="11.208cm">
          <text:p/>
        </draw:line>
        <draw:line draw:style-name="gr2" draw:text-style-name="P1" draw:layer="layout" svg:x1="17.385cm" svg:y1="10.827cm" svg:x2="17.385cm" svg:y2="11.208cm">
          <text:p/>
        </draw:line>
        <draw:line draw:style-name="gr2" draw:text-style-name="P1" draw:layer="layout" svg:x1="14.845cm" svg:y1="10.827cm" svg:x2="14.845cm" svg:y2="11.208cm">
          <text:p/>
        </draw:line>
        <draw:custom-shape draw:style-name="gr6" draw:text-style-name="P4" draw:layer="layout" svg:width="11.684cm" svg:height="0.524cm" svg:x="6.461cm" svg:y="13.684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778cm" svg:height="0.508cm" svg:x="6.334cm" svg:y="12.703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778cm" svg:height="0.508cm" svg:x="8.833cm" svg:y="12.702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778cm" svg:height="0.508cm" svg:x="11.433cm" svg:y="12.702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778cm" svg:height="0.508cm" svg:x="13.932cm" svg:y="12.701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778cm" svg:height="0.508cm" svg:x="16.431cm" svg:y="12.7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223cm" svg:y1="12.068cm" svg:x2="7.223cm" svg:y2="12.703cm">
          <text:p/>
        </draw:line>
        <draw:line draw:style-name="gr2" draw:text-style-name="P1" draw:layer="layout" svg:x1="9.763cm" svg:y1="12.068cm" svg:x2="9.763cm" svg:y2="12.703cm">
          <text:p/>
        </draw:line>
        <draw:line draw:style-name="gr2" draw:text-style-name="P1" draw:layer="layout" svg:x1="12.303cm" svg:y1="12.068cm" svg:x2="12.303cm" svg:y2="12.703cm">
          <text:p/>
        </draw:line>
        <draw:line draw:style-name="gr2" draw:text-style-name="P1" draw:layer="layout" svg:x1="14.843cm" svg:y1="12.068cm" svg:x2="14.843cm" svg:y2="12.703cm">
          <text:p/>
        </draw:line>
        <draw:line draw:style-name="gr2" draw:text-style-name="P1" draw:layer="layout" svg:x1="17.383cm" svg:y1="12.068cm" svg:x2="17.383cm" svg:y2="12.703cm">
          <text:p/>
        </draw:line>
        <draw:connector draw:style-name="gr2" draw:text-style-name="P1" draw:layer="layout" draw:line-skew="0.134cm" svg:x1="9.762cm" svg:y1="11.741cm" svg:x2="9.508cm" svg:y2="10.598cm" svg:d="m9762 11741v635h-1390v-1778h1136" svg:viewBox="0 0 1391 1779">
          <text:p/>
        </draw:connector>
        <draw:connector draw:style-name="gr2" draw:text-style-name="P1" draw:layer="layout" draw:line-skew="0.134cm" svg:x1="12.297cm" svg:y1="11.729cm" svg:x2="12.043cm" svg:y2="10.586cm" svg:d="m12297 11729v635h-1390v-1778h1136" svg:viewBox="0 0 1391 1779">
          <text:p/>
        </draw:connector>
        <draw:connector draw:style-name="gr2" draw:text-style-name="P1" draw:layer="layout" draw:line-skew="0.134cm" svg:x1="14.84cm" svg:y1="11.729cm" svg:x2="14.586cm" svg:y2="10.586cm" svg:d="m14840 11729v635h-1390v-1778h1136" svg:viewBox="0 0 1391 1779">
          <text:p/>
        </draw:connector>
        <draw:line draw:style-name="gr2" draw:text-style-name="P1" draw:layer="layout" svg:x1="7.223cm" svg:y1="13.192cm" svg:x2="7.223cm" svg:y2="13.7cm">
          <text:p/>
        </draw:line>
        <draw:line draw:style-name="gr2" draw:text-style-name="P1" draw:layer="layout" svg:x1="9.747cm" svg:y1="13.192cm" svg:x2="9.747cm" svg:y2="13.7cm">
          <text:p/>
        </draw:line>
        <draw:line draw:style-name="gr2" draw:text-style-name="P1" draw:layer="layout" svg:x1="12.298cm" svg:y1="13.192cm" svg:x2="12.298cm" svg:y2="13.7cm">
          <text:p/>
        </draw:line>
        <draw:line draw:style-name="gr2" draw:text-style-name="P1" draw:layer="layout" svg:x1="14.834cm" svg:y1="13.192cm" svg:x2="14.834cm" svg:y2="13.7cm">
          <text:p/>
        </draw:line>
        <draw:line draw:style-name="gr2" draw:text-style-name="P1" draw:layer="layout" svg:x1="17.358cm" svg:y1="13.192cm" svg:x2="17.358cm" svg:y2="13.7cm">
          <text:p/>
        </draw:line>
        <draw:line draw:style-name="gr2" draw:text-style-name="P2" draw:layer="layout" svg:x1="8.493cm" svg:y1="14.208cm" svg:x2="8.493cm" svg:y2="17.129cm">
          <text:p/>
        </draw:line>
        <draw:line draw:style-name="gr2" draw:text-style-name="P2" draw:layer="layout" svg:x1="13.319cm" svg:y1="27.558cm" svg:x2="13.319cm" svg:y2="30.479cm">
          <text:p/>
        </draw:line>
        <draw:frame draw:style-name="gr3" draw:text-style-name="P3" draw:layer="layout" svg:width="1.709cm" svg:height="0.607cm" svg:x="10.271cm" svg:y="16.141cm">
          <draw:text-box>
            <text:p text:style-name="P1"><text:span text:style-name="T1">mvy[2:0]</text:span></text:p>
          </draw:text-box>
        </draw:frame>
        <draw:line draw:style-name="gr2" draw:text-style-name="P2" draw:layer="layout" svg:x1="15.986cm" svg:y1="27.558cm" svg:x2="15.986cm" svg:y2="30.479cm">
          <text:p/>
        </draw:line>
        <draw:line draw:style-name="gr2" draw:text-style-name="P2" draw:layer="layout" svg:x1="11.117cm" svg:y1="14.208cm" svg:x2="11.117cm" svg:y2="17.129cm">
          <text:p/>
        </draw:line>
        <draw:line draw:style-name="gr2" draw:text-style-name="P2" draw:layer="layout" svg:x1="14.641cm" svg:y1="14.208cm" svg:x2="14.641cm" svg:y2="17.129cm">
          <text:p/>
        </draw:line>
        <draw:frame draw:style-name="gr3" draw:text-style-name="P3" draw:layer="layout" svg:width="1.709cm" svg:height="0.607cm" svg:x="7.673cm" svg:y="16.113cm">
          <draw:text-box>
            <text:p text:style-name="P1"><text:span text:style-name="T1">mvx[2:0]</text:span></text:p>
          </draw:text-box>
        </draw:frame>
        <draw:frame draw:style-name="gr3" draw:text-style-name="P3" draw:layer="layout" svg:width="1.793cm" svg:height="0.607cm" svg:x="13.769cm" svg:y="16.113cm">
          <draw:text-box>
            <text:p text:style-name="P1"><text:span text:style-name="T1">sad[11:0]</text:span></text:p>
          </draw:text-box>
        </draw:frame>
        <draw:custom-shape draw:style-name="gr5" draw:text-style-name="P1" draw:layer="layout" svg:width="11.176cm" svg:height="5.131cm" svg:x="6.715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.881cm" svg:height="0.725cm" svg:x="6.588cm" svg:y="3.921cm">
          <draw:text-box>
            <text:p><text:span text:style-name="T3">abs_diff_line</text:span></text:p>
          </draw:text-box>
        </draw:frame>
        <draw:custom-shape draw:style-name="gr5" draw:text-style-name="P1" draw:layer="layout" svg:width="10.541cm" svg:height="2.667cm" svg:x="6.842cm" svg:y="4.683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514cm" svg:height="0.725cm" svg:x="6.842cm" svg:y="4.72cm">
          <draw:text-box>
            <text:p><text:span text:style-name="T3">filters</text:span></text:p>
          </draw:text-box>
        </draw:frame>
        <draw:line draw:style-name="gr7" draw:text-style-name="P1" draw:layer="layout" svg:x1="17.791cm" svg:y1="1.381cm" svg:x2="17.791cm" svg:y2="8.112cm">
          <text:p/>
        </draw:line>
        <draw:line draw:style-name="gr7" draw:text-style-name="P1" draw:layer="layout" svg:x1="7.477cm" svg:y1="8.105cm" svg:x2="17.637cm" svg:y2="8.105cm">
          <text:p/>
        </draw:line>
        <draw:line draw:style-name="gr8" draw:text-style-name="P1" draw:layer="layout" svg:x1="7.223cm" svg:y1="9.115cm" svg:x2="7.223cm" svg:y2="9.293cm">
          <text:p/>
        </draw:line>
        <draw:line draw:style-name="gr2" draw:text-style-name="P1" draw:layer="layout" svg:x1="9.763cm" svg:y1="7.35cm" svg:x2="9.763cm" svg:y2="7.836cm">
          <text:p/>
        </draw:line>
        <draw:line draw:style-name="gr2" draw:text-style-name="P1" draw:layer="layout" svg:x1="12.303cm" svg:y1="7.35cm" svg:x2="12.303cm" svg:y2="7.836cm">
          <text:p/>
        </draw:line>
        <draw:line draw:style-name="gr2" draw:text-style-name="P1" draw:layer="layout" svg:x1="14.843cm" svg:y1="7.35cm" svg:x2="14.843cm" svg:y2="7.836cm">
          <text:p/>
        </draw:line>
        <draw:line draw:style-name="gr2" draw:text-style-name="P1" draw:layer="layout" svg:x1="17.383cm" svg:y1="7.35cm" svg:x2="17.383cm" svg:y2="7.836cm">
          <text:p/>
        </draw:line>
        <draw:custom-shape draw:style-name="gr6" draw:text-style-name="P7" draw:layer="layout" svg:width="1.524cm" svg:height="0.508cm" svg:x="6.715cm" svg:y="8.61cm">
          <text:p text:style-name="P1"><text:span text:style-name="T5">diff_UH[5][47: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24cm" svg:height="0.508cm" svg:x="9.038cm" svg:y="8.609cm">
          <text:p text:style-name="P1"><text:span text:style-name="T5">diff_UQ[5][47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651cm" svg:height="0.508cm" svg:x="11.541cm" svg:y="8.608cm">
          <text:p text:style-name="P1"><text:span text:style-name="T5">diff_M[5][47:0]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97cm" svg:height="0.508cm" svg:x="6.688cm" svg:y="9.3cm">
          <text:p text:style-name="P1"><text:span text:style-name="T5">sad_UH[59:0]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97cm" svg:height="0.508cm" svg:x="9.087cm" svg:y="9.299cm">
          <text:p text:style-name="P1"><text:span text:style-name="T5">sad_UQ[59:0]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97cm" svg:height="0.508cm" svg:x="11.586cm" svg:y="9.298cm">
          <text:p text:style-name="P1"><text:span text:style-name="T5">sad_M[59:0]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97cm" svg:height="0.508cm" svg:x="14.143cm" svg:y="9.297cm">
          <text:p text:style-name="P1"><text:span text:style-name="T5">sad_LQ[59:0]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97cm" svg:height="0.508cm" svg:x="16.678cm" svg:y="9.296cm">
          <text:p text:style-name="P1"><text:span text:style-name="T5">sad_LH[59:0]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797cm" svg:y1="9.114cm" svg:x2="9.797cm" svg:y2="9.292cm">
          <text:p/>
        </draw:line>
        <draw:line draw:style-name="gr8" draw:text-style-name="P1" draw:layer="layout" svg:x1="12.341cm" svg:y1="9.113cm" svg:x2="12.341cm" svg:y2="9.291cm">
          <text:p/>
        </draw:line>
        <draw:line draw:style-name="gr8" draw:text-style-name="P1" draw:layer="layout" svg:x1="14.915cm" svg:y1="9.112cm" svg:x2="14.915cm" svg:y2="9.29cm">
          <text:p/>
        </draw:line>
        <draw:line draw:style-name="gr8" draw:text-style-name="P1" draw:layer="layout" svg:x1="17.389cm" svg:y1="9.111cm" svg:x2="17.389cm" svg:y2="9.289cm">
          <text:p/>
        </draw:line>
        <draw:line draw:style-name="gr2" draw:text-style-name="P1" draw:layer="layout" svg:x1="7.211cm" svg:y1="7.349cm" svg:x2="7.211cm" svg:y2="7.835cm">
          <text:p/>
        </draw:line>
        <draw:connector draw:style-name="gr2" draw:text-style-name="P1" draw:layer="layout" draw:line-skew="0.134cm" svg:x1="17.383cm" svg:y1="11.723cm" svg:x2="17.129cm" svg:y2="10.58cm" svg:d="m17383 11723v635h-1390v-1778h1136" svg:viewBox="0 0 1391 1779">
          <text:p/>
        </draw:connector>
        <draw:custom-shape draw:style-name="gr6" draw:text-style-name="P6" draw:layer="layout" svg:width="0.508cm" svg:height="0.508cm" svg:x="6.954cm" svg:y="7.835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8cm" svg:height="0.508cm" svg:x="9.504cm" svg:y="7.834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8cm" svg:height="0.508cm" svg:x="12.047cm" svg:y="7.833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8cm" svg:height="0.508cm" svg:x="14.588cm" svg:y="7.832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8cm" svg:height="0.508cm" svg:x="17.129cm" svg:y="7.831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786cm" svg:y1="8.112cm" svg:x2="17.634cm" svg:y2="8.112cm">
          <text:p/>
        </draw:line>
        <draw:line draw:style-name="gr8" draw:text-style-name="P1" draw:layer="layout" svg:x1="15.253cm" svg:y1="8.104cm" svg:x2="15.101cm" svg:y2="8.104cm">
          <text:p/>
        </draw:line>
        <draw:line draw:style-name="gr8" draw:text-style-name="P1" draw:layer="layout" svg:x1="12.704cm" svg:y1="8.105cm" svg:x2="12.552cm" svg:y2="8.105cm">
          <text:p/>
        </draw:line>
        <draw:line draw:style-name="gr8" draw:text-style-name="P1" draw:layer="layout" svg:x1="10.165cm" svg:y1="8.106cm" svg:x2="10.013cm" svg:y2="8.106cm">
          <text:p/>
        </draw:line>
        <draw:line draw:style-name="gr8" draw:text-style-name="P1" draw:layer="layout" svg:x1="7.617cm" svg:y1="8.104cm" svg:x2="7.465cm" svg:y2="8.104cm">
          <text:p/>
        </draw:line>
        <draw:line draw:style-name="gr8" draw:text-style-name="P1" draw:layer="layout" svg:x1="7.223cm" svg:y1="8.341cm" svg:x2="7.223cm" svg:y2="8.595cm">
          <text:p/>
        </draw:line>
        <draw:line draw:style-name="gr8" draw:text-style-name="P1" draw:layer="layout" svg:x1="9.785cm" svg:y1="8.34cm" svg:x2="9.785cm" svg:y2="8.594cm">
          <text:p/>
        </draw:line>
        <draw:line draw:style-name="gr8" draw:text-style-name="P1" draw:layer="layout" svg:x1="12.335cm" svg:y1="8.339cm" svg:x2="12.335cm" svg:y2="8.593cm">
          <text:p/>
        </draw:line>
        <draw:line draw:style-name="gr8" draw:text-style-name="P1" draw:layer="layout" svg:x1="14.879cm" svg:y1="8.338cm" svg:x2="14.879cm" svg:y2="8.592cm">
          <text:p/>
        </draw:line>
        <draw:line draw:style-name="gr8" draw:text-style-name="P1" draw:layer="layout" svg:x1="17.377cm" svg:y1="8.337cm" svg:x2="17.377cm" svg:y2="8.591cm">
          <text:p/>
        </draw:line>
        <draw:custom-shape draw:style-name="gr6" draw:text-style-name="P7" draw:layer="layout" svg:width="1.524cm" svg:height="0.508cm" svg:x="14.119cm" svg:y="8.608cm">
          <text:p text:style-name="P1"><text:span text:style-name="T5">diff_LQ[5][47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524cm" svg:height="0.508cm" svg:x="16.318cm" svg:y="8.607cm">
          <text:p text:style-name="P1"><text:span text:style-name="T5">diff_LH[5][47:0]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4T13:54:34</meta:creation-date>
    <dc:date>2014-09-15T14:48:27</dc:date>
    <meta:editing-duration>PT11H2M58S</meta:editing-duration>
    <meta:editing-cycles>4</meta:editing-cycles>
    <meta:generator>LibreOffice/3.5$Linux_X86_64 LibreOffice_project/350m1$Build-2</meta:generator>
    <meta:document-statistic meta:object-count="104"/>
  </office:meta>
</office:document-meta>
</file>